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fo:min-height="17.773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subtitle">
      <style:graphic-properties draw:fill-color="#ffffff" fo:min-height="19.2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Les Grid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Les grilles est un modèle bidirectionnel, donc déplacement dans les 2 axes</text:span></text:p>
            <text:p><text:span text:style-name="T1"/></text:p>
            <text:p><text:span text:style-name="T1">Axe de bloc : axe vertical ou des colonnes</text:span></text:p>
            <text:p><text:span text:style-name="T1">Axe en ligne ou horizontal ou des rangées</text:span></text:p>
            <text:p><text:span text:style-name="T1"/></text:p>
            <text:p><text:span text:style-name="T1">Plus puissant que les flexbox</text:span></text:p>
            <text:p><text:span text:style-name="T1"/></text:p>
            <text:p><text:span text:style-name="T2"><text:a xlink:href="https://www.pierre-giraud.com/html-css-apprendre-coder-cours/introduction-grille-grid/">https://www.pierre-giraud.com/html-css-apprendre-coder-cours/introduction-grille-grid/</text:a></text:span></text:p>
            <text:p><text:span text:style-name="T2"/></text:p>
            <text:p><text:span text:style-name="T2">https://www.freecodecamp.org/news/css-grid-tutorial-with-cheatsheet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layer="layout" svg:width="25.199cm" svg:height="17.773cm" svg:x="1.4cm" svg:y="1cm" presentation:class="subtitle" presentation:user-transformed="true">
          <draw:text-box>
            <text:p><text:span text:style-name="T3">Pour définir :</text:span></text:p>
            <text:p>Display : grid (bloc)</text:p>
            <text:p>Display : inline-grid ( inline)</text:p>
            <text:p/>
            <text:p><text:span text:style-name="T4">On défini les colonnes :</text:span></text:p>
            <text:p>Grid-template-columns</text:p>
            <text:p/>
            <text:p>Rows = rangée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6" draw:layer="layout" svg:width="25.199cm" svg:height="19.2cm" svg:x="1.4cm" svg:y="0.8cm" presentation:class="subtitle" presentation:user-transformed="true">
          <draw:text-box>
            <text:p><text:span text:style-name="T5">grid-column-start </text:span>: Indique la ligne de départ de l’élément selon l’axe de bloc (ligne verticale) ;</text:p>
            <text:p/>
            <text:p><text:span text:style-name="T5">grid-column-end </text:span>: Indique la ligne de fin de l’élément selon l’axe de bloc (ligne verticale) ;</text:p>
            <text:p/>
            <text:p><text:span text:style-name="T5">grid-row-start</text:span> : Indique la ligne de départ de l’élément selon l’axe en ligne (ligne horizontale) ;</text:p>
            <text:p/>
            <text:p><text:span text:style-name="T5">grid-row-end </text:span>: Indique la ligne de fin de l’élément selon l’axe en ligne (ligne horizontale) ;</text:p>
            <text:p/>
            <text:p><text:span text:style-name="T5">grid-area</text:span> : Indique une zone de grille dans laquelle l’élément doit de placer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1-03T16:04:06.74</meta:creation-date>
    <meta:editing-duration>PT2H33M48S</meta:editing-duration>
    <meta:editing-cycles>8</meta:editing-cycles>
    <dc:date>2022-01-04T13:49:36.05</dc:date>
    <meta:generator>OpenOffice/4.1.10$Win32 OpenOffice.org_project/4110m2$Build-9807</meta:generator>
    <meta:document-statistic meta:object-count="31"/>
  </office:meta>
</office:document-meta>
</file>